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eb613d" draw:textarea-horizontal-align="center" draw:textarea-vertical-align="middle"/>
    </style:style>
    <style:style style:name="gr3" style:family="graphic" style:parent-style-name="standard">
      <style:graphic-properties svg:stroke-color="#ff99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svg:stroke-color="#000000" draw:textarea-horizontal-align="center" draw:textarea-vertical-align="middle"/>
    </style:style>
    <style:style style:name="gr6" style:family="graphic" style:parent-style-name="standard">
      <style:graphic-properties svg:stroke-color="#000000" draw:fill="solid" draw:fill-color="#804c19" draw:textarea-horizontal-align="center" draw:textarea-vertical-align="middle"/>
    </style:style>
    <style:style style:name="gr7" style:family="graphic" style:parent-style-name="standard">
      <style:graphic-properties svg:stroke-color="#000000" draw:fill="solid" draw:fill-color="#355e00" draw:textarea-horizontal-align="center" draw:textarea-vertical-align="middle"/>
    </style:style>
    <style:style style:name="gr8" style:family="graphic" style:parent-style-name="standard">
      <style:graphic-properties svg:stroke-color="#000000" draw:fill="solid" draw:fill-color="#cccc00" draw:textarea-horizontal-align="center" draw:textarea-vertical-align="middle"/>
    </style:style>
    <style:style style:name="gr9" style:family="graphic" style:parent-style-name="standard">
      <style:graphic-properties svg:stroke-color="#000000" draw:fill="solid" draw:fill-color="#9966cc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b80047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b80047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color="#ffffff" fo:font-size="12pt" style:font-size-asian="12pt" style:font-size-complex="12pt"/>
    </style:style>
    <style:style style:name="P9" style:family="paragraph">
      <style:paragraph-properties fo:text-align="center"/>
      <style:text-properties fo:color="#000000" fo:font-size="12pt" style:font-size-asian="12pt" style:font-size-complex="12pt"/>
    </style:style>
    <style:style style:name="P10" style:family="paragraph">
      <style:paragraph-properties fo:text-align="center"/>
      <style:text-properties fo:color="#ffff00" fo:font-size="12pt" style:font-size-asian="12pt" style:font-size-complex="1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2.5cm" svg:x="104.5cm" svg:y="-47.5cm">
          <text:p/>
        </draw:rect>
        <draw:rect draw:style-name="gr1" draw:text-style-name="P1" draw:layer="layout" svg:width="3.5cm" svg:height="3cm" svg:x="176cm" svg:y="-49cm">
          <text:p/>
        </draw:rect>
        <draw:line draw:style-name="gr2" draw:text-style-name="P1" draw:layer="layout" svg:x1="9cm" svg:y1="1.017cm" svg:x2="9cm" svg:y2="99.512cm">
          <text:p/>
        </draw:line>
        <draw:line draw:style-name="gr3" draw:text-style-name="P1" draw:layer="layout" svg:x1="1cm" svg:y1="3.512cm" svg:x2="99cm" svg:y2="3.512cm">
          <text:p/>
        </draw:line>
        <draw:frame draw:style-name="gr4" draw:text-style-name="P3" draw:layer="layout" svg:width="6cm" svg:height="1.276cm" svg:x="2cm" svg:y="1.736cm">
          <draw:text-box>
            <text:p text:style-name="P2"><text:span text:style-name="T1">User</text:span></text:p>
          </draw:text-box>
        </draw:frame>
        <draw:line draw:style-name="gr2" draw:text-style-name="P1" draw:layer="layout" svg:x1="17cm" svg:y1="1.017cm" svg:x2="17cm" svg:y2="99.012cm">
          <text:p/>
        </draw:line>
        <draw:frame draw:style-name="gr4" draw:text-style-name="P5" draw:layer="layout" svg:width="7cm" svg:height="1.276cm" svg:x="18cm" svg:y="1.736cm">
          <draw:text-box>
            <text:p text:style-name="P4"><text:span text:style-name="T2">Browser</text:span></text:p>
          </draw:text-box>
        </draw:frame>
        <draw:line draw:style-name="gr2" draw:text-style-name="P1" draw:layer="layout" svg:x1="25cm" svg:y1="1.012cm" svg:x2="25cm" svg:y2="99.007cm">
          <text:p/>
        </draw:line>
        <draw:frame draw:style-name="gr4" draw:text-style-name="P3" draw:layer="layout" svg:width="18cm" svg:height="1.276cm" svg:x="26cm" svg:y="1.736cm">
          <draw:text-box>
            <text:p text:style-name="P2"><text:span text:style-name="T1">Flex</text:span></text:p>
          </draw:text-box>
        </draw:frame>
        <draw:rect draw:style-name="gr5" draw:text-style-name="P6" draw:layer="layout" svg:width="4.026cm" svg:height="2cm" svg:x="3cm" svg:y="9.012cm">
          <text:p text:style-name="P6">Get away </text:p>
          <text:p text:style-name="P6">from </text:p>
          <text:p text:style-name="P6">computer</text:p>
        </draw:rect>
        <draw:rect draw:style-name="gr6" draw:text-style-name="P7" draw:layer="layout" svg:width="4cm" svg:height="2cm" svg:x="11cm" svg:y="11.012cm">
          <text:p text:style-name="P1"><text:span text:style-name="T3">Dead</text:span></text:p>
        </draw:rect>
        <draw:frame draw:style-name="gr4" draw:text-style-name="P3" draw:layer="layout" svg:width="6cm" svg:height="1.276cm" svg:x="10cm" svg:y="1.736cm">
          <draw:text-box>
            <text:p text:style-name="P2"><text:span text:style-name="T1">Computer</text:span></text:p>
          </draw:text-box>
        </draw:frame>
        <draw:line draw:style-name="gr2" draw:text-style-name="P1" draw:layer="layout" svg:x1="45cm" svg:y1="1.012cm" svg:x2="45cm" svg:y2="99.007cm">
          <text:p/>
        </draw:line>
        <draw:rect draw:style-name="gr7" draw:text-style-name="P8" draw:layer="controls" svg:width="4cm" svg:height="2cm" svg:x="19cm" svg:y="5.012cm">
          <text:p text:style-name="P8"><text:span text:style-name="T4">Dead</text:span></text:p>
        </draw:rect>
        <draw:rect draw:style-name="gr6" draw:text-style-name="P8" draw:layer="controls" svg:width="4cm" svg:height="2cm" svg:x="11cm" svg:y="7.012cm">
          <text:p text:style-name="P6"><text:span text:style-name="T4">Off line</text:span></text:p>
        </draw:rect>
        <draw:rect draw:style-name="gr6" draw:text-style-name="P8" draw:layer="layout" svg:width="4cm" svg:height="2cm" svg:x="11cm" svg:y="15.012cm">
          <text:p text:style-name="P6"><text:span text:style-name="T3">Power off</text:span></text:p>
        </draw:rect>
        <draw:rect draw:style-name="gr7" draw:text-style-name="P8" draw:layer="layout" svg:width="4cm" svg:height="2cm" svg:x="19cm" svg:y="9.012cm">
          <text:p text:style-name="P8"><text:span text:style-name="T4">Restart</text:span></text:p>
        </draw:rect>
        <draw:rect draw:style-name="gr5" draw:text-style-name="P6" draw:layer="layout" svg:width="4cm" svg:height="2cm" svg:x="3cm" svg:y="5.012cm">
          <text:p text:style-name="P6"><text:span text:style-name="T5">Scan system</text:span></text:p>
          <text:p text:style-name="P6"><text:span text:style-name="T5">With program</text:span></text:p>
        </draw:rect>
        <draw:rect draw:style-name="gr7" draw:text-style-name="P8" draw:layer="layout" svg:width="4cm" svg:height="2cm" svg:x="19.1cm" svg:y="17.012cm">
          <text:p text:style-name="P8"><text:span text:style-name="T4">Lost all </text:span></text:p>
          <text:p text:style-name="P8"><text:span text:style-name="T4">cookies</text:span></text:p>
        </draw:rect>
        <draw:rect draw:style-name="gr7" draw:text-style-name="P8" draw:layer="layout" svg:width="4cm" svg:height="2cm" svg:x="19cm" svg:y="13.012cm">
          <text:p text:style-name="P8"><text:span text:style-name="T4">Cookies </text:span></text:p>
          <text:p text:style-name="P8"><text:span text:style-name="T4">disabled</text:span></text:p>
        </draw:rect>
        <draw:rect draw:style-name="gr7" draw:text-style-name="P8" draw:layer="layout" svg:width="4cm" svg:height="2cm" svg:x="19cm" svg:y="21.012cm">
          <text:p text:style-name="P8"><text:span text:style-name="T4">Off line</text:span></text:p>
        </draw:rect>
        <draw:rect draw:style-name="gr7" draw:text-style-name="P8" draw:layer="layout" svg:width="4cm" svg:height="2cm" svg:x="19cm" svg:y="25.012cm">
          <text:p text:style-name="P8"><text:span text:style-name="T4">(F5)Reload </text:span></text:p>
          <text:p text:style-name="P6"><text:span text:style-name="T4">current page</text:span></text:p>
          <text:p text:style-name="P6"><text:span text:style-name="T4">once</text:span></text:p>
        </draw:rect>
        <draw:rect draw:style-name="gr7" draw:text-style-name="P8" draw:layer="layout" svg:width="4cm" svg:height="2cm" svg:x="19cm" svg:y="29.012cm">
          <text:p text:style-name="P8"><text:span text:style-name="T4">(F5)Reload </text:span></text:p>
          <text:p text:style-name="P8"><text:span text:style-name="T4">current page</text:span></text:p>
          <text:p text:style-name="P8"><text:span text:style-name="T4">repeatedly</text:span></text:p>
        </draw:rect>
        <draw:rect draw:style-name="gr8" draw:text-style-name="P9" draw:layer="layout" svg:width="4cm" svg:height="2cm" svg:x="27cm" svg:y="7.012cm">
          <text:p text:style-name="P9"><text:span text:style-name="T6"><text:s/></text:span><text:span text:style-name="T6">User</text:span></text:p>
        </draw:rect>
        <draw:rect draw:style-name="gr9" draw:text-style-name="P10" draw:layer="layout" svg:width="4cm" svg:height="2cm" svg:x="47cm" svg:y="5.012cm">
          <text:p text:style-name="P10"><text:span text:style-name="T7">Dead</text:span></text:p>
        </draw:rect>
        <draw:frame draw:style-name="gr4" draw:text-style-name="P3" draw:layer="layout" svg:width="6cm" svg:height="1.276cm" svg:x="51cm" svg:y="1.736cm">
          <draw:text-box>
            <text:p text:style-name="P2"><text:span text:style-name="T1">JavaEE</text:span></text:p>
          </draw:text-box>
        </draw:frame>
        <draw:rect draw:style-name="gr8" draw:text-style-name="P9" draw:layer="layout" svg:width="4cm" svg:height="2cm" svg:x="27cm" svg:y="11.012cm">
          <text:p text:style-name="P9"><text:span text:style-name="T6"><text:s/></text:span><text:span text:style-name="T6">Log in</text:span></text:p>
        </draw:rect>
        <draw:rect draw:style-name="gr8" draw:text-style-name="P9" draw:layer="layout" svg:width="4cm" svg:height="2cm" svg:x="27cm" svg:y="15.012cm">
          <text:p text:style-name="P9"><text:span text:style-name="T6"><text:s/></text:span><text:span text:style-name="T6">Select room</text:span></text:p>
        </draw:rect>
        <draw:rect draw:style-name="gr8" draw:text-style-name="P9" draw:layer="layout" svg:width="4cm" svg:height="2cm" svg:x="27cm" svg:y="19.012cm">
          <text:p text:style-name="P9"><text:span text:style-name="T6"><text:s/></text:span><text:span text:style-name="T6">Select desk</text:span></text:p>
        </draw:rect>
        <draw:line draw:style-name="gr10" draw:text-style-name="P1" draw:layer="layout" svg:x1="29cm" svg:y1="9.012cm" svg:x2="29cm" svg:y2="11.012cm">
          <text:p/>
        </draw:line>
        <draw:line draw:style-name="gr10" draw:text-style-name="P1" draw:layer="layout" svg:x1="29cm" svg:y1="13.012cm" svg:x2="29cm" svg:y2="15.012cm">
          <text:p/>
        </draw:line>
        <draw:line draw:style-name="gr10" draw:text-style-name="P1" draw:layer="layout" svg:x1="29cm" svg:y1="17.012cm" svg:x2="29cm" svg:y2="19.012cm">
          <text:p/>
        </draw:line>
        <draw:line draw:style-name="gr11" draw:text-style-name="P1" draw:layer="layout" svg:x1="29cm" svg:y1="21.012cm" svg:x2="29cm" svg:y2="23.012cm">
          <text:p/>
        </draw:line>
        <draw:rect draw:style-name="gr8" draw:text-style-name="P9" draw:layer="layout" svg:width="4cm" svg:height="2cm" svg:x="27cm" svg:y="23.012cm">
          <text:p text:style-name="P9"><text:span text:style-name="T6"><text:s/></text:span><text:span text:style-name="T6">First user </text:span></text:p>
        </draw:rect>
        <draw:line draw:style-name="gr10" draw:text-style-name="P1" draw:layer="layout" svg:x1="29cm" svg:y1="25.012cm" svg:x2="29cm" svg:y2="27.012cm">
          <text:p/>
        </draw:line>
        <draw:rect draw:style-name="gr8" draw:text-style-name="P9" draw:layer="layout" svg:width="4cm" svg:height="2cm" svg:x="33cm" svg:y="23.012cm">
          <text:p text:style-name="P9"><text:span text:style-name="T6"><text:s/></text:span><text:span text:style-name="T6">Second user</text:span></text:p>
        </draw:rect>
        <draw:rect draw:style-name="gr8" draw:text-style-name="P9" draw:layer="layout" svg:width="4cm" svg:height="2cm" svg:x="39cm" svg:y="23.012cm">
          <text:p text:style-name="P9"><text:span text:style-name="T6"><text:s/></text:span><text:span text:style-name="T6">Third user </text:span></text:p>
        </draw:rect>
        <draw:line draw:style-name="gr11" draw:text-style-name="P1" draw:layer="layout" svg:x1="29cm" svg:y1="21.012cm" svg:x2="35cm" svg:y2="23.012cm">
          <text:p/>
        </draw:line>
        <draw:line draw:style-name="gr11" draw:text-style-name="P1" draw:layer="layout" svg:x1="29cm" svg:y1="21.012cm" svg:x2="41cm" svg:y2="23.012cm">
          <text:p/>
        </draw:line>
        <draw:rect draw:style-name="gr8" draw:text-style-name="P9" draw:layer="layout" svg:width="4cm" svg:height="2cm" svg:x="27cm" svg:y="27.012cm">
          <text:p text:style-name="P9"><text:span text:style-name="T6"><text:s/></text:span><text:span text:style-name="T6">Confirm</text:span></text:p>
          <text:p text:style-name="P9"><text:span text:style-name="T6">second</text:span></text:p>
          <text:p text:style-name="P9"><text:span text:style-name="T6">user </text:span></text:p>
        </draw:rect>
        <draw:rect draw:style-name="gr8" draw:text-style-name="P9" draw:layer="layout" svg:width="4cm" svg:height="2cm" svg:x="27cm" svg:y="31.012cm">
          <text:p text:style-name="P9"><text:span text:style-name="T6"><text:s/></text:span><text:span text:style-name="T6">Accept</text:span></text:p>
          <text:p text:style-name="P9"><text:span text:style-name="T6">Second user</text:span></text:p>
        </draw:rect>
        <draw:line draw:style-name="gr10" draw:text-style-name="P1" draw:layer="layout" svg:x1="29cm" svg:y1="29.012cm" svg:x2="29cm" svg:y2="31.012cm">
          <text:p/>
        </draw:line>
        <draw:line draw:style-name="gr12" draw:text-style-name="P1" draw:layer="layout" svg:x1="31cm" svg:y1="28.012cm" svg:x2="33cm" svg:y2="28.012cm">
          <text:p/>
        </draw:line>
        <draw:rect draw:style-name="gr8" draw:text-style-name="P9" draw:layer="layout" svg:width="4cm" svg:height="2cm" svg:x="33cm" svg:y="27.012cm">
          <text:p text:style-name="P9"><text:span text:style-name="T6"><text:s/></text:span><text:span text:style-name="T6">Deny</text:span></text:p>
          <text:p text:style-name="P9"><text:span text:style-name="T6">Second user</text:span></text:p>
        </draw:rect>
        <draw:line draw:style-name="gr12" draw:text-style-name="P1" draw:layer="layout" svg:x1="35cm" svg:y1="27.012cm" svg:x2="35cm" svg:y2="25.012cm">
          <text:p/>
        </draw:line>
        <draw:line draw:style-name="gr13" draw:text-style-name="P1" draw:layer="layout" svg:x1="35.5cm" svg:y1="20.012cm" svg:x2="35.5cm" svg:y2="23.012cm">
          <text:p/>
        </draw:line>
        <draw:line draw:style-name="gr12" draw:text-style-name="P1" draw:layer="layout" svg:x1="35.5cm" svg:y1="20.012cm" svg:x2="31cm" svg:y2="20.012cm">
          <text:p/>
        </draw:line>
        <draw:line draw:style-name="gr10" draw:text-style-name="P1" draw:layer="layout" svg:x1="29cm" svg:y1="33.012cm" svg:x2="29cm" svg:y2="35.012cm">
          <text:p/>
        </draw:line>
        <draw:rect draw:style-name="gr8" draw:text-style-name="P9" draw:layer="layout" svg:width="4cm" svg:height="2cm" svg:x="27cm" svg:y="35.012cm">
          <text:p text:style-name="P9"><text:span text:style-name="T6"><text:s/></text:span><text:span text:style-name="T6">Start play</text:span></text:p>
        </draw:rect>
        <draw:line draw:style-name="gr10" draw:text-style-name="P1" draw:layer="layout" svg:x1="29cm" svg:y1="37.012cm" svg:x2="29cm" svg:y2="39.012cm">
          <text:p/>
        </draw:line>
        <draw:line draw:style-name="gr1" draw:text-style-name="P1" draw:layer="layout" svg:x1="41cm" svg:y1="25.012cm" svg:x2="41cm" svg:y2="36.512cm">
          <text:p/>
        </draw:line>
        <draw:line draw:style-name="gr10" draw:text-style-name="P1" draw:layer="layout" svg:x1="41cm" svg:y1="36.512cm" svg:x2="31cm" svg:y2="36.512cm">
          <text:p/>
        </draw:line>
        <draw:line draw:style-name="gr1" draw:text-style-name="P1" draw:layer="layout" svg:x1="38cm" svg:y1="24.012cm" svg:x2="38cm" svg:y2="35.43cm">
          <text:p/>
        </draw:line>
        <draw:line draw:style-name="gr10" draw:text-style-name="P1" draw:layer="layout" svg:x1="38cm" svg:y1="35.43cm" svg:x2="31cm" svg:y2="35.43cm">
          <text:p/>
        </draw:line>
        <draw:line draw:style-name="gr1" draw:text-style-name="P1" draw:layer="layout" svg:x1="38cm" svg:y1="24.012cm" svg:x2="37cm" svg:y2="24.0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2cm" fo:margin-bottom="0.993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 rgd</meta:initial-creator>
    <meta:creation-date>2011-05-12T00:18:48.28</meta:creation-date>
    <dc:date>2011-05-12T23:45:08.92</dc:date>
    <dc:creator>b rgd</dc:creator>
    <meta:editing-duration>PT8H34M32S</meta:editing-duration>
    <meta:editing-cycles>64</meta:editing-cycles>
    <meta:generator>OpenOffice.org/3.3$Win32 OpenOffice.org_project/330m20$Build-9567</meta:generator>
    <meta:document-statistic meta:object-count="55"/>
  </office:meta>
</office:document-meta>
</file>